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.09090909081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 style:parent-style-name="Default">
      <style:table-cell-properties fo:background-color="#ff9966" style:cell-protect="none" style:vertical-align="middle"/>
      <style:text-properties fo:color="#000000" fo:font-size="10pt"/>
    </style:style>
    <style:style style:name="ce3" style:family="table-cell">
      <style:table-cell-properties fo:background-color="#e6e6e6" style:cell-protect="none" style:vertical-align="middle"/>
      <style:text-properties fo:color="#000000" fo:font-family="Bitstream Vera Sans" fo:font-size="10pt"/>
    </style:style>
    <style:style style:name="ce4" style:family="table-cell" style:parent-style-name="Default">
      <style:table-cell-properties fo:background-color="#e6e6e6"/>
    </style:style>
    <style:style style:name="ce5" style:family="table-cell">
      <style:table-cell-properties fo:background-color="#ff9966" style:cell-protect="none" style:vertical-align="middle"/>
      <style:text-properties fo:color="#000000" fo:font-family="Bitstream Vera Sans" fo:font-size="10pt"/>
    </style:style>
    <style:style style:name="ce6" style:family="table-cell">
      <style:table-cell-properties fo:background-color="#ffff99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00ae00" style:cell-protect="none" style:vertical-align="middle"/>
      <style:text-properties fo:color="#000000" fo:font-family="Bitstream Vera Sans" fo:font-size="10pt"/>
    </style:style>
    <style:style style:name="ce8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1">
            <text:p>showmenu</text:p>
          </table:table-cell>
          <table:table-cell office:value-type="string" office:string-value="showMenuBar action" table:style-name="ce1">
            <text:p>showMenuBar action</text:p>
          </table:table-cell>
          <table:table-cell office:value-type="string" office:string-value="approval" table:style-name="ce5">
            <text:p>approval</text:p>
          </table:table-cell>
          <table:table-cell table:number-columns-repeated="2"/>
          <table:table-cell office:value-type="string" office:string-value="pinheiro">
            <text:p>pinheiro</text:p>
          </table:table-cell>
          <table:table-cell office:value-type="string" office:string-value="pinheiro">
            <text:p>pinheiro</text:p>
          </table:table-cell>
          <table:table-cell/>
          <table:table-cell office:value-type="string" office:string-value="blank: not in theme" table:style-name="ce1">
            <text:p>blank: not in theme</text:p>
          </table:table-cell>
          <table:table-cell office:value-type="float" office:value="44" table:formula="=COUNTIF([.E2]:[.E154];0)">
            <text:p>44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1">
            <text:p>window_fullscreen</text:p>
          </table:table-cell>
          <table:table-cell office:value-type="string" office:string-value="full screen action" table:style-name="ce1">
            <text:p>full scre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/>
          <table:table-cell table:number-columns-repeated="3"/>
          <table:table-cell office:value-type="string" office:string-value="draft: pre-approval" table:style-name="ce6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1">
            <text:p>window_nofullscreen</text:p>
          </table:table-cell>
          <table:table-cell office:value-type="string" office:string-value="de-full screen action" table:style-name="ce1">
            <text:p>de-full scre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/>
          <table:table-cell table:number-columns-repeated="3"/>
          <table:table-cell office:value-type="string" office:string-value="approval: needs approval" table:style-name="ce5">
            <text:p>approval: needs approval</text:p>
          </table:table-cell>
          <table:table-cell office:value-type="float" office:value="102" table:formula="=COUNTIF([.E2]:[.E154];2)">
            <text:p>102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1">
            <text:p>colorpicker</text:p>
          </table:table-cell>
          <table:table-cell office:value-type="string" office:string-value="color dialog button" table:style-name="ce1">
            <text:p>color dialog button</text:p>
          </table:table-cell>
          <table:table-cell office:value-type="string" office:string-value="draft" table:style-name="ce6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>
            <text:p>think it can be set as final </text:p>
          </table:table-cell>
          <table:table-cell/>
          <table:table-cell office:value-type="string" office:string-value="pinheiro">
            <text:p>pinheiro</text:p>
          </table:table-cell>
          <table:table-cell/>
          <table:table-cell office:value-type="string" office:string-value="final" table:style-name="ce7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1">
          <table:table-cell/>
          <table:table-cell office:value-type="string" office:string-value="up" table:style-name="ce1">
            <text:p>up</text:p>
          </table:table-cell>
          <table:table-cell office:value-type="string" office:string-value="toolbar editor, action selector dialog, kate, kprinter" table:style-name="ce1">
            <text:p>toolbar editor, action selector dialog, 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1">
            <text:p>down</text:p>
          </table:table-cell>
          <table:table-cell office:value-type="string" office:string-value="toolbar editor, action selector dialog, kate, kprinter" table:style-name="ce8">
            <text:p>toolbar editor, action selector dialog, 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/>
          <table:table-cell table:number-columns-repeated="3"/>
          <table:table-cell office:value-type="string" office:string-value="Standard names" table:style-name="ce1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1">
            <text:p>back</text:p>
          </table:table-cell>
          <table:table-cell office:value-type="string" office:string-value="back action, toolbar editor, action selector, kde print" table:style-name="ce1">
            <text:p>back action, toolbar editor, action selector, kde 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1">
            <text:p>forward</text:p>
          </table:table-cell>
          <table:table-cell office:value-type="string" office:string-value="forward action, toolbar editor, action selector, kdeprint" table:style-name="ce1">
            <text:p>forward action, toolbar editor, action selector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1">
            <text:p>example</text:p>
          </table:table-cell>
          <table:table-cell office:value-type="string" office:string-value="overlay, none by default" table:style-name="ce1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>
            <text:p>were can i find info about this ones</text:p>
          </table:table-cell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1">
            <text:p>screenshot</text:p>
          </table:table-cell>
          <table:table-cell office:value-type="string" office:string-value="screenshot overlay, none by default" table:style-name="ce1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>
            <text:p>were can i find info about this ones</text:p>
          </table:table-cell>
          <table:table-cell office:value-type="string" office:string-value="pinheiro">
            <text:p>pinheiro</text:p>
          </table:table-cell>
        </table:table-row>
        <table:table-row table:style-name="ro2">
          <table:table-cell/>
          <table:table-cell office:value-type="string" office:string-value="link" table:style-name="ce1">
            <text:p>link</text:p>
          </table:table-cell>
          <table:table-cell office:value-type="string" office:string-value="link overlay" table:style-name="ce1">
            <text:p>link overlay</text:p>
          </table:table-cell>
          <table:table-cell office:value-type="string" office:string-value="final" table:style-name="ce7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1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1">
            <text:p>zip</text:p>
          </table:table-cell>
          <table:table-cell office:value-type="string" office:string-value="zip overlay" table:style-name="ce1">
            <text:p>zip overlay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1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1">
            <text:p>share</text:p>
          </table:table-cell>
          <table:table-cell office:value-type="string" office:string-value="share overlay" table:style-name="ce1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1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1">
            <text:p>undo</text:p>
          </table:table-cell>
          <table:table-cell office:value-type="string" office:string-value="undo/redo action, text edit context menus, redo stack" table:style-name="ce1">
            <text:p>undo/redo action, text edit context menus, redo stack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1">
            <text:p>redo</text:p>
          </table:table-cell>
          <table:table-cell office:value-type="string" office:string-value="undo/redo action, text edit ctx menus, redo stack, print job mgr" table:style-name="ce1">
            <text:p>undo/redo action, text edit ctx menus, redo stack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1">
            <text:p>editcut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1">
            <text:p>editcopy</text:p>
          </table:table-cell>
          <table:table-cell office:value-type="string" office:string-value="text edit context menus, kate, kdeprint" table:style-name="ce1">
            <text:p>text edit context menus, kate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1">
            <text:p>editpaste</text:p>
          </table:table-cell>
          <table:table-cell office:value-type="string" office:string-value="text edit context menus, kdeprint" table:style-name="ce1">
            <text:p>text edit context menus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1">
            <text:p>editclear</text:p>
          </table:table-cell>
          <table:table-cell office:value-type="string" office:string-value="text edit context menus" table:style-name="ce1">
            <text:p>text edit context menu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1">
            <text:p>messagebox_info</text:p>
          </table:table-cell>
          <table:table-cell office:value-type="string" office:string-value="passive popups" table:style-name="ce1">
            <text:p>passive popup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messagebox_warning" table:style-name="ce1">
            <text:p>messagebox_warning</text:p>
          </table:table-cell>
          <table:table-cell office:value-type="string" office:string-value="passive popups" table:style-name="ce1">
            <text:p>passive popup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messagebox_critical" table:style-name="ce1">
            <text:p>messagebox_critical</text:p>
          </table:table-cell>
          <table:table-cell office:value-type="string" office:string-value="passive popups, kjs debugger" table:style-name="ce1">
            <text:p>passive popups, kjs debugg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>
            <text:p>pinheiro</text:p>
          </table:table-cell>
        </table:table-row>
        <table:table-row table:style-name="ro1">
          <table:table-cell/>
          <table:table-cell office:value-type="string" office:string-value="history_clear" table:style-name="ce1">
            <text:p>history_clear</text:p>
          </table:table-cell>
          <table:table-cell office:value-type="string" office:string-value="combobox context menu, html forms" table:style-name="ce1">
            <text:p>combobox context menu, html form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today" table:style-name="ce1">
            <text:p>today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1">
            <text:p>2lef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draft" table:style-name="ce6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1">
            <text:p>2rightarrow</text:p>
          </table:table-cell>
          <table:table-cell office:value-type="string" office:string-value="datepicker" table:style-name="ce1">
            <text:p>datepicker</text:p>
          </table:table-cell>
          <table:table-cell office:value-type="string" office:string-value="draft" table:style-name="ce6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1">
            <text:p>1lef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draft" table:style-name="ce6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1">
            <text:p>1rightarrow</text:p>
          </table:table-cell>
          <table:table-cell office:value-type="string" office:string-value="datepicker, html" table:style-name="ce1">
            <text:p>datepicker, html</text:p>
          </table:table-cell>
          <table:table-cell office:value-type="string" office:string-value="draft" table:style-name="ce6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1">
            <text:p>contents</text:p>
          </table:table-cell>
          <table:table-cell office:value-type="string" office:string-value="help menu, printer config" table:style-name="ce1">
            <text:p>help menu, 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1">
            <text:p>contexthelp</text:p>
          </table:table-cell>
          <table:table-cell office:value-type="string" office:string-value="help menu" table:style-name="ce1">
            <text:p>help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bout_kde" table:style-name="ce1">
            <text:p>about_kde</text:p>
          </table:table-cell>
          <table:table-cell office:value-type="string" office:string-value="help menu" table:style-name="ce1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mpletion" table:style-name="ce1">
            <text:p>completion</text:p>
          </table:table-cell>
          <table:table-cell office:value-type="string" office:string-value="line edits context menu" table:style-name="ce1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otate_cw" table:style-name="ce1">
            <text:p>rotate_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1">
            <text:p>rotate_ccw</text:p>
          </table:table-cell>
          <table:table-cell office:value-type="string" office:string-value="pixmap region selector" table:style-name="ce1">
            <text:p>pixmap region selecto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1">
            <text:p>spellcheck</text:p>
          </table:table-cell>
          <table:table-cell office:value-type="string" office:string-value="text box context menu, kate, spell check action" table:style-name="ce1">
            <text:p>text box context menu, kate, spell check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1">
            <text:p>lock</text:p>
          </table:table-cell>
          <table:table-cell office:value-type="string" office:string-value="toolbar context menu, lock overlay" table:style-name="ce1">
            <text:p>toolbar context menu, lock overlay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1">
            <text:p>unlock</text:p>
          </table:table-cell>
          <table:table-cell office:value-type="string" office:string-value="toolbar context menu" table:style-name="ce1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xt" table:style-name="ce1">
            <text:p>next</text:p>
          </table:table-cell>
          <table:table-cell office:value-type="string" office:string-value="next action, kate" table:style-name="ce1">
            <text:p>next action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1">
            <text:p>previous</text:p>
          </table:table-cell>
          <table:table-cell office:value-type="string" office:string-value="previous action, kate" table:style-name="ce1">
            <text:p>previous action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1">
            <text:p>stop</text:p>
          </table:table-cell>
          <table:table-cell office:value-type="string" office:string-value="kjs debugger, print preview, print job mgr" table:style-name="ce1">
            <text:p>kjs debugger, print preview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1">
            <text:p>java</text:p>
          </table:table-cell>
          <table:table-cell office:value-type="string" office:string-value="java applets" table:style-name="ce1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1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1">
            <text:p>1up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1">
            <text:p>1downarro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1">
            <text:p>mail_generic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1">
            <text:p>file_broken</text:p>
          </table:table-cell>
          <table:table-cell office:value-type="string" office:string-value="khtml" table:style-name="ce1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1">
            <text:p>continue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1">
            <text:p>stop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1">
            <text:p>step-into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1">
            <text:p>step-out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1">
            <text:p>step-over</text:p>
          </table:table-cell>
          <table:table-cell office:value-type="string" office:string-value="khtml/ecma/debugger/images" table:style-name="ce1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1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1">
            <text:p>window_new</text:p>
          </table:table-cell>
          <table:table-cell office:value-type="string" office:string-value="khtml, kate" table:style-name="ce1">
            <text:p>khtml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1">
            <text:p>tab_new</text:p>
          </table:table-cell>
          <table:table-cell office:value-type="string" office:string-value="khtml" table:style-name="ce1">
            <text:p>khtml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1">
            <text:p>idea</text:p>
          </table:table-cell>
          <table:table-cell office:value-type="string" office:string-value="ktip dialog and action" table:style-name="ce1">
            <text:p>ktip dialog and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1">
            <text:p>fileclose</text:p>
          </table:table-cell>
          <table:table-cell office:value-type="string" office:string-value="tab bar, javascript error dialog, kross script, actions" table:style-name="ce1">
            <text:p>tab bar, javascript error dialog, kross script, action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1">
            <text:p>xapp</text:p>
          </table:table-cell>
          <table:table-cell office:value-type="string" office:string-value="window titles" table:style-name="ce1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1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1">
            <text:p>charset</text:p>
          </table:table-cell>
          <table:table-cell office:value-type="string" office:string-value="khtml (encodings)" table:style-name="ce1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1">
            <text:p>frameprint</text:p>
          </table:table-cell>
          <table:table-cell office:value-type="string" office:string-value="khtml print" table:style-name="ce1">
            <text:p>khtml 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/>
          <table:table-cell/>
          <table:table-cell office:value-type="string" office:string-value="javascript error dialog, dialog button" table:style-name="ce1">
            <text:p>javascript error dialog, 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1">
            <text:p>images_display</text:p>
          </table:table-cell>
          <table:table-cell office:value-type="string" office:string-value="khtml" table:style-name="ce1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1">
            <text:p>reload</text:p>
          </table:table-cell>
          <table:table-cell office:value-type="string" office:string-value="khtml, kate, print job mgr, printer config" table:style-name="ce1">
            <text:p>khtml, kate, print job mgr, 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1">
            <text:p>print</text:p>
          </table:table-cell>
          <table:table-cell office:value-type="string" office:string-value="khtml print" table:style-name="ce1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1">
            <text:p>fileopen</text:p>
          </table:table-cell>
          <table:table-cell office:value-type="string" office:string-value="url line edit, file dialog, kprinter" table:style-name="ce1">
            <text:p>url line edit, file dialog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1">
            <text:p>bookmark</text:p>
          </table:table-cell>
          <table:table-cell office:value-type="string" office:string-value="file dialog, kate, edit bookmark action" table:style-name="ce1">
            <text:p>file dialog, kate, edit bookmark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1">
            <text:p>configure</text:p>
          </table:table-cell>
          <table:table-cell office:value-type="string" office:string-value="file dialog, properties dialog, kate" table:style-name="ce1">
            <text:p>file dialog, properties dialog, 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1">
            <text:p>password</text:p>
          </table:table-cell>
          <table:table-cell office:value-type="string" office:string-value="password dialog" table:style-name="ce1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1">
            <text:p>filesave</text:p>
          </table:table-cell>
          <table:table-cell office:value-type="string" office:string-value="download progress, kate, save action" table:style-name="ce1">
            <text:p>download progress, kate, sav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1">
            <text:p>unknown</text:p>
          </table:table-cell>
          <table:table-cell office:value-type="string" office:string-value="mimetype dialog" table:style-name="ce1">
            <text:p>mimetyp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1">
            <text:p>bookmarks_list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1">
            <text:p>bookmark_add</text:p>
          </table:table-cell>
          <table:table-cell office:value-type="string" office:string-value="bookmark menu" table:style-name="ce1">
            <text:p>bookmark menu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1">
            <text:p>folder_new</text:p>
          </table:table-cell>
          <table:table-cell office:value-type="string" office:string-value="bookmark menu, file dialog" table:style-name="ce1">
            <text:p>bookmark menu, 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1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1">
            <text:p>folder</text:p>
          </table:table-cell>
          <table:table-cell office:value-type="string" office:string-value="kboomarkmenu, kdeprint" table:style-name="ce1">
            <text:p>kboomarkmenu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1">
            <text:p>thumbnail</text:p>
          </table:table-cell>
          <table:table-cell office:value-type="string" office:string-value="image previewer, file dialog" table:style-name="ce1">
            <text:p>image previewer, 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1">
            <text:p>player_play</text:p>
          </table:table-cell>
          <table:table-cell office:value-type="string" office:string-value="notification dialog" table:style-name="ce1">
            <text:p>notification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1">
            <text:p>folder_open</text:p>
          </table:table-cell>
          <table:table-cell office:value-type="string" office:string-value="url drop list" table:style-name="ce1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1">
            <text:p>edit</text:p>
          </table:table-cell>
          <table:table-cell office:value-type="string" office:string-value="file dialog speedbar, kate" table:style-name="ce1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1">
            <text:p>editdelete</text:p>
          </table:table-cell>
          <table:table-cell office:value-type="string" office:string-value="file dialog, kdeprint" table:style-name="ce1">
            <text:p>file dialog, kdeprin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1">
            <text:p>edittrash</text:p>
          </table:table-cell>
          <table:table-cell office:value-type="string" office:string-value="file dialog, print job mgr" table:style-name="ce1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1">
            <text:p>should we just replace this with the trash can from filesystem/?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1">
            <text:p>view_multicolumn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1">
            <text:p>view_detailed</text:p>
          </table:table-cell>
          <table:table-cell office:value-type="string" office:string-value="file dialog" table:style-name="ce1">
            <text:p>file dialo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1">
            <text:p>text_bold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1">
            <text:p>text_italic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1">
            <text:p>text_under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1">
            <text:p>text_strike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1">
            <text:p>view_tex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1">
            <text:p>colorize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1">
            <text:p>frame_edi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1">
            <text:p>rightjus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1">
            <text:p>source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1">
            <text:p>key_enter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1">
            <text:p>connect_established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1">
            <text:p>inden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1">
            <text:p>unindent</text:p>
          </table:table-cell>
          <table:table-cell office:value-type="string" office:string-value="kate" table:style-name="ce1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1">
            <text:p>viewmag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1">
            <text:p>viewmag-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1">
            <text:p>viewmag</text:p>
          </table:table-cell>
          <table:table-cell office:value-type="string" office:string-value="actions" table:style-name="ce1">
            <text:p>actions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1">
            <text:p>sort</text:p>
          </table:table-cell>
          <table:table-cell office:value-type="string" office:string-value="kate" table:style-name="ce1">
            <text:p>kate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1">
            <text:p>filter</text:p>
          </table:table-cell>
          <table:table-cell office:value-type="string" office:string-value="kate, kprinter" table:style-name="ce1">
            <text:p>kate, 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1">
            <text:p>ok</text:p>
          </table:table-cell>
          <table:table-cell office:value-type="string" office:string-value="kate, knewstuff" table:style-name="ce1">
            <text:p>kate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1">
            <text:p>kdeprint_uploadsmb</text:p>
          </table:table-cell>
          <table:table-cell office:value-type="string" office:string-value="cups config (printing)" table:style-name="ce1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1">
            <text:p>kdeprint_report</text:p>
          </table:table-cell>
          <table:table-cell office:value-type="string" office:string-value="cups config (printing)" table:style-name="ce1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1">
            <text:p>filefind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1">
            <text:p>fileprint</text:p>
          </table:table-cell>
          <table:table-cell office:value-type="string" office:string-value="print preview, print job mgr" table:style-name="ce1">
            <text:p>print preview, print job mg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1">
            <text:p>wizard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1">
            <text:p>help</text:p>
          </table:table-cell>
          <table:table-cell office:value-type="string" office:string-value="kprinter" table:style-name="ce1">
            <text:p>kprinter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1">
            <text:p>run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1">
            <text:p>history</text:p>
          </table:table-cell>
          <table:table-cell office:value-type="string" office:string-value="print job mgr, knewstuff" table:style-name="ce1">
            <text:p>print job mgr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1">
            <text:p>personal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1">
            <text:p>kdeprint_printer</text:p>
          </table:table-cell>
          <table:table-cell office:value-type="string" office:string-value="print job mgr" table:style-name="ce1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1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1">
            <text:p>document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1">
            <text:p>view_change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1">
            <text:p>kdeprint_printstate</text:p>
          </table:table-cell>
          <table:table-cell office:value-type="string" office:string-value="kdeprint" table:style-name="ce1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1">
            <text:p>kdeprint_enable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1">
            <text:p>kdeprint_stop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1">
            <text:p>kdeprint_queuestate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1">
            <text:p>kdeprint_stopprinter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1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1">
            <text:p>kdeprint_addprinte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1">
            <text:p>kdeprint_addpseudo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1">
            <text:p>kdeprint_defaulthard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1">
            <text:p>kdeprint_defaultsoft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1">
            <text:p>kdeprint_testprinte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1">
            <text:p>kdeprint_configmgr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1">
            <text:p>kdeprint_restartsrv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1">
            <text:p>kdeprint_configsrv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1">
            <text:p>kdeprint_printer_infos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1">
            <text:p>network</text:p>
          </table:table-cell>
          <table:table-cell office:value-type="string" office:string-value="printer config" table:style-name="ce1">
            <text:p>printer config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1">
            <text:p>package_utilities</text:p>
          </table:table-cell>
          <table:table-cell office:value-type="string" office:string-value="printer config" table:style-name="ce1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1">
            <text:p>player_play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1">
            <text:p>player_stop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1">
            <text:p>fileimport</text:p>
          </table:table-cell>
          <table:table-cell office:value-type="string" office:string-value="kross script" table:style-name="ce1">
            <text:p>kross script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1">
            <text:p>knewstuff</text:p>
          </table:table-cell>
          <table:table-cell office:value-type="string" office:string-value="kross script, knewstuff" table:style-name="ce1">
            <text:p>kross script, knewstuff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1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1">
            <text:p>filenew</text:p>
          </table:table-cell>
          <table:table-cell office:value-type="string" office:string-value="new action" table:style-name="ce1">
            <text:p>new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1">
            <text:p>fileopen</text:p>
          </table:table-cell>
          <table:table-cell office:value-type="string" office:string-value="open action" table:style-name="ce1">
            <text:p>open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1">
            <text:p>filesaveas</text:p>
          </table:table-cell>
          <table:table-cell office:value-type="string" office:string-value="save as action" table:style-name="ce1">
            <text:p>save a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1">
            <text:p>revert</text:p>
          </table:table-cell>
          <table:table-cell office:value-type="string" office:string-value="revert file action" table:style-name="ce1">
            <text:p>revert fil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1">
            <text:p>fileclose</text:p>
          </table:table-cell>
          <table:table-cell office:value-type="string" office:string-value="close action" table:style-name="ce1">
            <text:p>clos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1">
            <text:p>fileprint</text:p>
          </table:table-cell>
          <table:table-cell office:value-type="string" office:string-value="print action" table:style-name="ce1">
            <text:p>print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1">
            <text:p>filequickprint</text:p>
          </table:table-cell>
          <table:table-cell office:value-type="string" office:string-value="print preview action" table:style-name="ce1">
            <text:p>print preview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1">
            <text:p>mail_send</text:p>
          </table:table-cell>
          <table:table-cell office:value-type="string" office:string-value="email action" table:style-name="ce1">
            <text:p>email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1">
            <text:p>exit</text:p>
          </table:table-cell>
          <table:table-cell office:value-type="string" office:string-value="quit action" table:style-name="ce1">
            <text:p>quit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1">
            <text:p>gohome</text:p>
          </table:table-cell>
          <table:table-cell office:value-type="string" office:string-value="home action" table:style-name="ce1">
            <text:p>hom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1">
            <text:p>goto</text:p>
          </table:table-cell>
          <table:table-cell office:value-type="string" office:string-value="go to page action" table:style-name="ce1">
            <text:p>go to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1">
            <text:p>start</text:p>
          </table:table-cell>
          <table:table-cell office:value-type="string" office:string-value="first page action" table:style-name="ce1">
            <text:p>first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1">
            <text:p>finish</text:p>
          </table:table-cell>
          <table:table-cell office:value-type="string" office:string-value="last page action" table:style-name="ce1">
            <text:p>last page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1">
            <text:p>configure_shortcuts</text:p>
          </table:table-cell>
          <table:table-cell office:value-type="string" office:string-value="config shortcuts action" table:style-name="ce1">
            <text:p>config shortcut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1">
            <text:p>configure_toolbars</text:p>
          </table:table-cell>
          <table:table-cell office:value-type="string" office:string-value="config toolbars action" table:style-name="ce1">
            <text:p>config toolbar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1">
            <text:p>knotify</text:p>
          </table:table-cell>
          <table:table-cell office:value-type="string" office:string-value="config notifications action" table:style-name="ce1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1">
            <text:p>contexthelp</text:p>
          </table:table-cell>
          <table:table-cell office:value-type="string" office:string-value="whats this action" table:style-name="ce1">
            <text:p>whats this acti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1">
            <text:p>button_ok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1">
            <text:p>button_cancel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1">
            <text:p>apply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1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1">
            <text:p>find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1">
            <text:p>add</text:p>
          </table:table-cell>
          <table:table-cell office:value-type="string" office:string-value="dialog button" table:style-name="ce1">
            <text:p>dialog button</text:p>
          </table:table-cell>
          <table:table-cell table:style-name="ce9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1">
            <text:p>remove</text:p>
          </table:table-cell>
          <table:table-cell office:value-type="string" office:string-value="dialog button" table:style-name="ce1">
            <text:p>dialog button</text:p>
          </table:table-cell>
          <table:table-cell office:value-type="string" office:string-value="approval" table:style-name="ce1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0"/>
          <table:table-cell/>
          <table:table-cell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Result"/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6</meta:editing-cycles>
    <meta:creation-date>2006-12-28T11:04:59</meta:creation-date>
    <dc:date>2007-01-09T00:57:40</dc:date>
    <dc:creator>David Vignoni</dc:creator>
  </office:meta>
</office:document-meta>
</file>